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UW-230">
            <text:p>UW-230</text:p>
          </table:table-cell>
          <table:table-cell office:value-type="float" office:value="82.917">
            <text:p>82.917</text:p>
          </table:table-cell>
          <table:table-cell office:value-type="float" office:value="-37.333">
            <text:p>-37.333</text:p>
          </table:table-cell>
          <table:table-cell office:value-type="float" office:value="7645.0">
            <text:p>7645.0</text:p>
          </table:table-cell>
          <table:table-cell office:value-type="float" office:value="77.0">
            <text:p>77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60.0">
            <text:p>6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HAR-3567">
            <text:p>HAR-3567</text:p>
          </table:table-cell>
          <table:table-cell office:value-type="float" office:value="83.05">
            <text:p>83.05</text:p>
          </table:table-cell>
          <table:table-cell office:value-type="float" office:value="-32.517">
            <text:p>-32.517</text:p>
          </table:table-cell>
          <table:table-cell office:value-type="float" office:value="8400.0">
            <text:p>8400.0</text:p>
          </table:table-cell>
          <table:table-cell office:value-type="float" office:value="100.0">
            <text:p>10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2.0">
            <text:p>52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under1982">
            <text:p>Funder1982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UW-236">
            <text:p>UW-236</text:p>
          </table:table-cell>
          <table:table-cell office:value-type="float" office:value="83.05">
            <text:p>83.05</text:p>
          </table:table-cell>
          <table:table-cell office:value-type="float" office:value="-29.583">
            <text:p>-29.583</text:p>
          </table:table-cell>
          <table:table-cell office:value-type="float" office:value="8605.0">
            <text:p>8605.0</text:p>
          </table:table-cell>
          <table:table-cell office:value-type="float" office:value="124.0">
            <text:p>124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K-3494">
            <text:p>K-3494</text:p>
          </table:table-cell>
          <table:table-cell office:value-type="float" office:value="83.033">
            <text:p>83.033</text:p>
          </table:table-cell>
          <table:table-cell office:value-type="float" office:value="-34.35">
            <text:p>-34.35</text:p>
          </table:table-cell>
          <table:table-cell office:value-type="float" office:value="4814.0">
            <text:p>4814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7.0">
            <text:p>47.0</text:p>
          </table:table-cell>
          <table:table-cell office:value-type="float" office:value="9.4">
            <text:p>9.4</text:p>
          </table:table-cell>
          <table:table-cell office:value-type="float" office:value="9.4">
            <text:p>9.4</text:p>
          </table:table-cell>
          <table:table-cell office:value-type="string" office:value="Funder1982">
            <text:p>Funder1982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UW-235">
            <text:p>UW-235</text:p>
          </table:table-cell>
          <table:table-cell office:value-type="float" office:value="83.15">
            <text:p>83.15</text:p>
          </table:table-cell>
          <table:table-cell office:value-type="float" office:value="-35.25">
            <text:p>-35.25</text:p>
          </table:table-cell>
          <table:table-cell office:value-type="float" office:value="6455.0">
            <text:p>6455.0</text:p>
          </table:table-cell>
          <table:table-cell office:value-type="float" office:value="68.0">
            <text:p>68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I-5593">
            <text:p>I-5593</text:p>
          </table:table-cell>
          <table:table-cell office:value-type="float" office:value="83.083">
            <text:p>83.083</text:p>
          </table:table-cell>
          <table:table-cell office:value-type="float" office:value="-32.25">
            <text:p>-32.25</text:p>
          </table:table-cell>
          <table:table-cell office:value-type="float" office:value="4832.0">
            <text:p>4832.0</text:p>
          </table:table-cell>
          <table:table-cell office:value-type="float" office:value="119.0">
            <text:p>119.0</text:p>
          </table:table-cell>
          <table:table-cell office:value-type="string" office:value="driftwood (Larix sp.)">
            <text:p>driftwood (Larix sp.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6.5">
            <text:p>16.5</text:p>
          </table:table-cell>
          <table:table-cell office:value-type="float" office:value="3.7">
            <text:p>3.7</text:p>
          </table:table-cell>
          <table:table-cell office:value-type="float" office:value="3.7">
            <text:p>3.7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T-11772">
            <text:p>T-11772</text:p>
          </table:table-cell>
          <table:table-cell office:value-type="float" office:value="82.912">
            <text:p>82.912</text:p>
          </table:table-cell>
          <table:table-cell office:value-type="float" office:value="-36.175">
            <text:p>-36.175</text:p>
          </table:table-cell>
          <table:table-cell office:value-type="float" office:value="7460.0">
            <text:p>7460.0</text:p>
          </table:table-cell>
          <table:table-cell office:value-type="float" office:value="140.0">
            <text:p>140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42.7">
            <text:p>42.7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string" office:value="LandvikEtal2001">
            <text:p>LandvikEtal2001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I-9115">
            <text:p>I-9115</text:p>
          </table:table-cell>
          <table:table-cell office:value-type="float" office:value="83.117">
            <text:p>83.117</text:p>
          </table:table-cell>
          <table:table-cell office:value-type="float" office:value="-31.3">
            <text:p>-31.3</text:p>
          </table:table-cell>
          <table:table-cell office:value-type="float" office:value="7825.0">
            <text:p>7825.0</text:p>
          </table:table-cell>
          <table:table-cell office:value-type="float" office:value="124.0">
            <text:p>124.0</text:p>
          </table:table-cell>
          <table:table-cell office:value-type="string" office:value="Hiatella arctica  and Mya truncata">
            <text:p>Hiatella arctica  and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5.0">
            <text:p>45.0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string" office:value="Weidick1977">
            <text:p>Weidick1977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T-11768">
            <text:p>T-11768</text:p>
          </table:table-cell>
          <table:table-cell office:value-type="float" office:value="82.897">
            <text:p>82.897</text:p>
          </table:table-cell>
          <table:table-cell office:value-type="float" office:value="-36.143">
            <text:p>-36.143</text:p>
          </table:table-cell>
          <table:table-cell office:value-type="float" office:value="7635.0">
            <text:p>7635.0</text:p>
          </table:table-cell>
          <table:table-cell office:value-type="float" office:value="95.0">
            <text:p>95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9.0">
            <text:p>49.0</text:p>
          </table:table-cell>
          <table:table-cell office:value-type="float" office:value="9.8">
            <text:p>9.8</text:p>
          </table:table-cell>
          <table:table-cell office:value-type="float" office:value="9.8">
            <text:p>9.8</text:p>
          </table:table-cell>
          <table:table-cell office:value-type="string" office:value="LandvikEtal2001">
            <text:p>LandvikEtal2001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T-11769">
            <text:p>T-11769</text:p>
          </table:table-cell>
          <table:table-cell office:value-type="float" office:value="82.895">
            <text:p>82.895</text:p>
          </table:table-cell>
          <table:table-cell office:value-type="float" office:value="-36.153">
            <text:p>-36.153</text:p>
          </table:table-cell>
          <table:table-cell office:value-type="float" office:value="7810.0">
            <text:p>7810.0</text:p>
          </table:table-cell>
          <table:table-cell office:value-type="float" office:value="55.0">
            <text:p>5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2.0">
            <text:p>32.0</text:p>
          </table:table-cell>
          <table:table-cell office:value-type="float" office:value="6.4">
            <text:p>6.4</text:p>
          </table:table-cell>
          <table:table-cell office:value-type="float" office:value="6.4">
            <text:p>6.4</text:p>
          </table:table-cell>
          <table:table-cell office:value-type="string" office:value="LandvikEtal2001">
            <text:p>LandvikEtal2001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T-11770">
            <text:p>T-11770</text:p>
          </table:table-cell>
          <table:table-cell office:value-type="float" office:value="82.895">
            <text:p>82.895</text:p>
          </table:table-cell>
          <table:table-cell office:value-type="float" office:value="-36.152">
            <text:p>-36.152</text:p>
          </table:table-cell>
          <table:table-cell office:value-type="float" office:value="5855.0">
            <text:p>5855.0</text:p>
          </table:table-cell>
          <table:table-cell office:value-type="float" office:value="50.0">
            <text:p>50.0</text:p>
          </table:table-cell>
          <table:table-cell office:value-type="string" office:value="Picea sp.">
            <text:p>Picea sp.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22.0">
            <text:p>22.0</text:p>
          </table:table-cell>
          <table:table-cell office:value-type="float" office:value="4.800000000000001">
            <text:p>4.800000000000001</text:p>
          </table:table-cell>
          <table:table-cell office:value-type="float" office:value="4.800000000000001">
            <text:p>4.800000000000001</text:p>
          </table:table-cell>
          <table:table-cell office:value-type="string" office:value="LandvikEtal2001">
            <text:p>LandvikEtal2001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T-11771">
            <text:p>T-11771</text:p>
          </table:table-cell>
          <table:table-cell office:value-type="float" office:value="82.9">
            <text:p>82.9</text:p>
          </table:table-cell>
          <table:table-cell office:value-type="float" office:value="-36.185">
            <text:p>-36.185</text:p>
          </table:table-cell>
          <table:table-cell office:value-type="float" office:value="7000.0">
            <text:p>7000.0</text:p>
          </table:table-cell>
          <table:table-cell office:value-type="float" office:value="120.0">
            <text:p>12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LandvikEtal2001">
            <text:p>LandvikEtal2001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T-11773">
            <text:p>T-11773</text:p>
          </table:table-cell>
          <table:table-cell office:value-type="float" office:value="82.915">
            <text:p>82.915</text:p>
          </table:table-cell>
          <table:table-cell office:value-type="float" office:value="-36.39">
            <text:p>-36.39</text:p>
          </table:table-cell>
          <table:table-cell office:value-type="float" office:value="7795.0">
            <text:p>7795.0</text:p>
          </table:table-cell>
          <table:table-cell office:value-type="float" office:value="95.0">
            <text:p>9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7.0">
            <text:p>37.0</text:p>
          </table:table-cell>
          <table:table-cell office:value-type="float" office:value="7.4">
            <text:p>7.4</text:p>
          </table:table-cell>
          <table:table-cell office:value-type="float" office:value="7.4">
            <text:p>7.4</text:p>
          </table:table-cell>
          <table:table-cell office:value-type="string" office:value="LandvikEtal2001">
            <text:p>LandvikEtal2001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T-11775">
            <text:p>T-11775</text:p>
          </table:table-cell>
          <table:table-cell office:value-type="float" office:value="82.99">
            <text:p>82.99</text:p>
          </table:table-cell>
          <table:table-cell office:value-type="float" office:value="-36.677">
            <text:p>-36.677</text:p>
          </table:table-cell>
          <table:table-cell office:value-type="float" office:value="5470.0">
            <text:p>5470.0</text:p>
          </table:table-cell>
          <table:table-cell office:value-type="float" office:value="100.0">
            <text:p>100.0</text:p>
          </table:table-cell>
          <table:table-cell office:value-type="string" office:value="Larix?">
            <text:p>Larix?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2.7">
            <text:p>12.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LandvikEtal2001">
            <text:p>LandvikEtal2001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I-5591">
            <text:p>I-5591</text:p>
          </table:table-cell>
          <table:table-cell office:value-type="float" office:value="83.083">
            <text:p>83.083</text:p>
          </table:table-cell>
          <table:table-cell office:value-type="float" office:value="-32.25">
            <text:p>-32.25</text:p>
          </table:table-cell>
          <table:table-cell office:value-type="float" office:value="1952.0">
            <text:p>1952.0</text:p>
          </table:table-cell>
          <table:table-cell office:value-type="float" office:value="95.0">
            <text:p>95.0</text:p>
          </table:table-cell>
          <table:table-cell office:value-type="string" office:value="driftwood (Picea sp.)">
            <text:p>driftwood (Picea sp.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2">
            <text:p>2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I-5592">
            <text:p>I-5592</text:p>
          </table:table-cell>
          <table:table-cell office:value-type="float" office:value="83.083">
            <text:p>83.083</text:p>
          </table:table-cell>
          <table:table-cell office:value-type="float" office:value="-32.25">
            <text:p>-32.25</text:p>
          </table:table-cell>
          <table:table-cell office:value-type="float" office:value="4662.0">
            <text:p>4662.0</text:p>
          </table:table-cell>
          <table:table-cell office:value-type="float" office:value="119.0">
            <text:p>119.0</text:p>
          </table:table-cell>
          <table:table-cell office:value-type="string" office:value="driftwood (Picea sp.)">
            <text:p>driftwood (Picea sp.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3.1">
            <text:p>13.1</text:p>
          </table:table-cell>
          <table:table-cell office:value-type="float" office:value="3.02">
            <text:p>3.02</text:p>
          </table:table-cell>
          <table:table-cell office:value-type="float" office:value="3.02">
            <text:p>3.02</text:p>
          </table:table-cell>
          <table:table-cell office:value-type="string" office:value="Weidick1972a">
            <text:p>Weidick1972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